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  <style:text-properties officeooo:rsid="00173ee2" officeooo:paragraph-rsid="00173ee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73ee2" officeooo:paragraph-rsid="001911b7"/>
    </style:style>
    <style:style style:name="P5" style:family="paragraph" style:parent-style-name="Table_20_Contents">
      <style:paragraph-properties fo:text-align="start" style:justify-single-word="false"/>
      <style:text-properties style:font-name="Arial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196611" officeooo:paragraph-rsid="00196611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1a4577" officeooo:paragraph-rsid="001a4577"/>
    </style:style>
    <style:style style:name="T1" style:family="text">
      <style:text-properties officeooo:rsid="001911b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</text:p>
      <text:p text:style-name="P1"/>
      <text:p text:style-name="P2">PROYECTO LEXER PYTHON</text:p>
      <text:p text:style-name="P2"/>
      <text:p text:style-name="P2">nuestro lenguaje de programcion se va a llmar “rfc”, que significa ricardofredycompi, los archivos de el lenguaje quedaran asi ejmplo_lexer.rfc</text:p>
      <text:p text:style-name="P2"/>
      <text:p text:style-name="P4">- <text:span text:style-name="T1">Las variables pueden contener cualquier letra minúscula <text:s/>o mayúscula, cualquier numero, y también puede contener un guión bajo, pero una variable no puede comenzar con un numero.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Simbolo</text:p>
          </table:table-cell>
          <table:table-cell table:style-name="Tabla1.A1" office:value-type="string">
            <text:p text:style-name="P6">Nombre</text:p>
          </table:table-cell>
          <table:table-cell table:style-name="Tabla1.C1" office:value-type="string">
            <text:p text:style-name="P6">Uso</text:p>
          </table:table-cell>
        </table:table-row>
        <table:table-row>
          <table:table-cell table:style-name="Tabla1.A2" office:value-type="string">
            <text:p text:style-name="P6">@</text:p>
          </table:table-cell>
          <table:table-cell table:style-name="Tabla1.A2" office:value-type="string">
            <text:p text:style-name="P6">Arroba </text:p>
          </table:table-cell>
          <table:table-cell table:style-name="Tabla1.C2" office:value-type="string">
            <text:p text:style-name="P6">Comentarios simples 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6">Variable</text:p>
          </table:table-cell>
          <table:table-cell table:style-name="Tabla1.C2" office:value-type="string">
            <text:p text:style-name="P6">Constate variable e identificador de proceso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6">Numero</text:p>
          </table:table-cell>
          <table:table-cell table:style-name="Tabla1.C2" office:value-type="string">
            <text:p text:style-name="P6">Numero literal</text:p>
            <text:p text:style-name="P6"/>
          </table:table-cell>
        </table:table-row>
        <table:table-row>
          <table:table-cell table:style-name="Tabla1.A2" office:value-type="string">
            <text:p text:style-name="P6">menor_igual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>Comparacion de minimo menor o igual </text:p>
          </table:table-cell>
        </table:table-row>
        <table:table-row>
          <table:table-cell table:style-name="Tabla1.A2" office:value-type="string">
            <text:p text:style-name="P6">&lt;-</text:p>
          </table:table-cell>
          <table:table-cell table:style-name="Tabla1.A2" office:value-type="string">
            <text:p text:style-name="P6">Asignación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Menor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Mayor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Mayor_igual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Igual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Y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O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Negacion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Si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Entonces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Si_No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Mientra_Qu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Constant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Hacer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Para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7">Fin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</table:table>
      <text:p text:style-name="P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8:30:59.604028689</meta:creation-date>
    <dc:date>2018-03-05T00:50:03.993370780</dc:date>
    <meta:editing-duration>PT2M2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4" meta:word-count="93" meta:character-count="620" meta:non-whitespace-character-count="550"/>
  </office:meta>
</office:document-meta>
</file>